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89fe"/>
    </style:style>
    <style:style style:name="T2" style:family="text">
      <style:text-properties officeooo:rsid="00121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Scanner;</text:p>
      <text:p text:style-name="Standard"/>
      <text:p text:style-name="Standard">public class MyClass {</text:p>
      <text:p text:style-name="Standard"><text:s text:c="4"/>public static void main(String args[]) {</text:p>
      <text:p text:style-name="Standard"><text:s text:c="8"/>Scanner scanner = new Scanner(System.in);</text:p>
      <text:p text:style-name="Standard"><text:s text:c="8"/>System.out.print("Wprowadz ciag cyfr: ");</text:p>
      <text:p text:style-name="Standard"><text:s text:c="8"/>String liczbaJakoString = scanner.nextLine(); //tutaj przypisuje do String bo w dokumentacji sprawdziłem że nextLine zwraca String, nextInt zwraca int , </text:p>
      <text:p text:style-name="Standard"><text:s text:c="8"/>// nextBigDecimal zwraca BigDecimal itp </text:p>
      <text:p text:style-name="Standard"><text:s text:c="8"/></text:p>
      <text:p text:style-name="Standard"><text:s text:c="8"/>int liczbaJakoLiczba = cosRobieZ(liczbaJakoString); // tutaj wiem ze typ liczbowy to int / Integer, w dokumentacji szukam jak zamienić String na int/Integer</text:p>
      <text:p text:style-name="Standard"><text:s text:c="8"/>// są do tego 2 metody Integer.valueOf lub Integer.parseInt</text:p>
      <text:p text:style-name="Standard"><text:s text:c="8"/>System.out.println("Podales: " + liczbaJakoLiczba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/>Scanner scanner = new Scanner(System.in);</text:p>
      <text:p text:style-name="Standard"><text:s text:c="8"/>String userName = "admin";</text:p>
      <text:p text:style-name="Standard"><text:s text:c="8"/>String pass = "secret";</text:p>
      <text:p text:style-name="Standard"><text:s text:c="8"/>System.out.println(userName + " <text:s text:c="7"/>" + pass);</text:p>
      <text:p text:style-name="Standard"><text:s text:c="8"/>String user2 = "aka";</text:p>
      <text:p text:style-name="Standard"><text:s text:c="8"/>String pass2 = "test";</text:p>
      <text:p text:style-name="Standard"><text:s text:c="8"/>System.out.println(user2 + " <text:s text:c="7"/>" + pass2);</text:p>
      <text:p text:style-name="Standard"><text:s text:c="8"/></text:p>
      <text:p text:style-name="Standard"><text:s text:c="7"/>// String pass = scanner.nextLine();</text:p>
      <text:p text:style-name="Standard"/>
      <text:p text:style-name="Standard"><text:s text:c="8"/>System.out.println("Drogi użytkowniku podaj login: ");</text:p>
      <text:p text:style-name="Standard"><text:s text:c="8"/>String loginWpisanyPrzezUsera = scanner.nextLine();</text:p>
      <text:p text:style-name="Standard"><text:s text:c="8"/>System.out.println("Podaj haslo: ");</text:p>
      <text:p text:style-name="Standard"><text:s text:c="8"/>String hasloWpisanePrzezUsera = scanner.nextLine();</text:p>
      <text:p text:style-name="Standard"><text:s text:c="8"/></text:p>
      <text:p text:style-name="Standard"><text:s text:c="8"/>if ( userName.equals(loginWpisanyPrzezUsera)) {</text:p>
      <text:p text:style-name="Standard"><text:s text:c="12"/>System.out.println("Login poprawny");</text:p>
      <text:p text:style-name="Standard"><text:s text:c="8"/>} else {</text:p>
      <text:p text:style-name="Standard"><text:s text:c="12"/>System.out.println("Zły login");</text:p>
      <text:p text:style-name="Standard"><text:s text:c="8"/>}</text:p>
      <text:p text:style-name="Standard"><text:s text:c="8"/></text:p>
      <text:p text:style-name="Standard"><text:s text:c="8"/>if (pass.equals(hasloWpisanePrzezUsera)){</text:p>
      <text:p text:style-name="Standard"><text:s text:c="12"/>System.out.println("Haslo jest poprawne - zalogowales sie! ");</text:p>
      <text:p text:style-name="Standard"><text:s text:c="8"/>} else {</text:p>
      <text:p text:style-name="Standard"><text:s text:c="12"/>System.out.println("Złe hasło");</text:p>
      <text:p text:style-name="Standard"/>
      <text:p text:style-name="Standard">/------------------------------------------------------- <text:span text:style-name="T1">Druga wersja</text:span></text:p>
      <text:p text:style-name="Standard"/>
      <text:p text:style-name="Standard"><text:s text:c="5"/>Scanner scanner = new Scanner(System.in);</text:p>
      <text:p text:style-name="Standard"><text:s text:c="8"/>String userName = "admin";</text:p>
      <text:p text:style-name="Standard"><text:s text:c="8"/>String pass = "secret";</text:p>
      <text:p text:style-name="Standard"><text:s text:c="8"/>System.out.println(userName + " <text:s text:c="7"/>" + pass);</text:p>
      <text:p text:style-name="Standard"><text:soft-page-break/><text:s text:c="8"/>String user2 = "aka";</text:p>
      <text:p text:style-name="Standard"><text:s text:c="8"/>String pass2 = "test";</text:p>
      <text:p text:style-name="Standard"><text:s text:c="8"/>System.out.println(user2 + " <text:s text:c="7"/>" + pass2);</text:p>
      <text:p text:style-name="Standard"><text:s text:c="8"/></text:p>
      <text:p text:style-name="Standard"><text:s text:c="7"/>// String pass = scanner.nextLine();</text:p>
      <text:p text:style-name="Standard"/>
      <text:p text:style-name="Standard"><text:s text:c="8"/>System.out.println("Drogi użytkowniku podaj login: ");</text:p>
      <text:p text:style-name="Standard"><text:s text:c="8"/>String loginWpisanyPrzezUsera = scanner.nextLine();</text:p>
      <text:p text:style-name="Standard"><text:s text:c="8"/>System.out.println("Podaj haslo: ");</text:p>
      <text:p text:style-name="Standard"><text:s text:c="8"/>String hasloWpisanePrzezUsera = scanner.nextLine();</text:p>
      <text:p text:style-name="Standard"><text:s text:c="8"/></text:p>
      <text:p text:style-name="Standard"><text:s text:c="8"/>if ( userName.equals(loginWpisanyPrzezUsera) &amp;&amp; pass.equals(hasloWpisanePrzezUsera)) {</text:p>
      <text:p text:style-name="Standard"><text:s text:c="12"/>System.out.println("Zalogowany jako: " + userName);</text:p>
      <text:p text:style-name="Standard"><text:s text:c="8"/>} else {</text:p>
      <text:p text:style-name="Standard"><text:s text:c="12"/>System.out.println("Błąd logowania");</text:p>
      <text:p text:style-name="Standard"><text:s text:c="8"/>}</text:p>
      <text:p text:style-name="Standard"/>
      <text:p text:style-name="Standard"/>
      <text:p text:style-name="Standard">------------------------------- <text:span text:style-name="T2">2 loginy</text:span></text:p>
      <text:p text:style-name="Standard"><text:s text:c="5"/>Scanner scanner = new Scanner(System.in);</text:p>
      <text:p text:style-name="Standard"><text:s text:c="8"/>String userName = "admin";</text:p>
      <text:p text:style-name="Standard"><text:s text:c="8"/>String pass = "secret";</text:p>
      <text:p text:style-name="Standard"><text:s text:c="8"/>System.out.println(userName + " <text:s text:c="7"/>" + pass);</text:p>
      <text:p text:style-name="Standard"><text:s text:c="8"/>String user2 = "aka";</text:p>
      <text:p text:style-name="Standard"><text:s text:c="8"/>String pass2 = "test";</text:p>
      <text:p text:style-name="Standard"><text:s text:c="8"/>System.out.println(user2 + " <text:s text:c="7"/>" + pass2);</text:p>
      <text:p text:style-name="Standard"><text:s text:c="8"/></text:p>
      <text:p text:style-name="Standard"><text:s text:c="7"/>// String pass = scanner.nextLine();</text:p>
      <text:p text:style-name="Standard"/>
      <text:p text:style-name="Standard"><text:s text:c="8"/>System.out.println("Drogi użytkowniku podaj login: ");</text:p>
      <text:p text:style-name="Standard"><text:s text:c="8"/>String loginWpisanyPrzezUsera = scanner.nextLine();</text:p>
      <text:p text:style-name="Standard"><text:s text:c="8"/>System.out.println("Podaj haslo: ");</text:p>
      <text:p text:style-name="Standard"><text:s text:c="8"/>String hasloWpisanePrzezUsera = scanner.nextLine();</text:p>
      <text:p text:style-name="Standard"><text:s text:c="8"/></text:p>
      <text:p text:style-name="Standard"><text:s text:c="8"/>if ( userName.equals(loginWpisanyPrzezUsera) &amp;&amp; pass.equals(hasloWpisanePrzezUsera)) {</text:p>
      <text:p text:style-name="Standard"><text:s text:c="12"/>System.out.println("Zalogowany jako: " + userName);</text:p>
      <text:p text:style-name="Standard"><text:s text:c="8"/>} else {</text:p>
      <text:p text:style-name="Standard"><text:s text:c="12"/>System.out.println("Błąd logowania");</text:p>
      <text:p text:style-name="Standard"><text:s text:c="8"/>}</text:p>
      <text:p text:style-name="Standard">---------------------------------------------------------------------import java.util.Scanner;</text:p>
      <text:p text:style-name="Standard">import java.util.HashMap;</text:p>
      <text:p text:style-name="Standard">import java.util.Map;</text:p>
      <text:p text:style-name="Standard"/>
      <text:p text:style-name="Standard">public class MyClass {</text:p>
      <text:p text:style-name="Standard"><text:s text:c="4"/>public static void main(String args[]) {</text:p>
      <text:p text:style-name="Standard"><text:s text:c="8"/>Scanner scanner = new Scanner(System.in);</text:p>
      <text:p text:style-name="Standard"><text:s text:c="8"/>String userName = "admin";</text:p>
      <text:p text:style-name="Standard"><text:s text:c="8"/>String pass = "secret";</text:p>
      <text:p text:style-name="Standard"><text:s text:c="8"/>System.out.println(userName + " <text:s text:c="7"/>" + pass);</text:p>
      <text:p text:style-name="Standard"><text:s text:c="8"/>String user2 = "aka";</text:p>
      <text:p text:style-name="Standard"><text:s text:c="8"/>String pass2 = "test";</text:p>
      <text:p text:style-name="Standard"><text:s text:c="8"/>System.out.println(user2 + " <text:s text:c="7"/>" + pass2);</text:p>
      <text:p text:style-name="Standard"><text:soft-page-break/><text:s text:c="8"/></text:p>
      <text:p text:style-name="Standard"><text:s text:c="7"/>// String pass = scanner.nextLine();</text:p>
      <text:p text:style-name="Standard"/>
      <text:p text:style-name="Standard"><text:s text:c="8"/>System.out.println("Drogi użytkowniku podaj login: ");</text:p>
      <text:p text:style-name="Standard"><text:s text:c="8"/>String loginWpisanyPrzezUsera = scanner.nextLine();</text:p>
      <text:p text:style-name="Standard"><text:s text:c="8"/>System.out.println("Podaj haslo: ");</text:p>
      <text:p text:style-name="Standard"><text:s text:c="8"/>String hasloWpisanePrzezUsera = scanner.nextLine();</text:p>
      <text:p text:style-name="Standard"><text:s text:c="8"/></text:p>
      <text:p text:style-name="Standard"><text:s text:c="8"/>Boolean pierwszyLogin = userName.equals(loginWpisanyPrzezUsera);</text:p>
      <text:p text:style-name="Standard"><text:s text:c="8"/>Boolean pierwszeHaslo = pass.equals(hasloWpisanePrzezUsera);</text:p>
      <text:p text:style-name="Standard"><text:s text:c="8"/>Boolean pierwszeHasloILogin = pierwszyLogin &amp;&amp; pierwszeHaslo;</text:p>
      <text:p text:style-name="Standard"><text:s text:c="8"/></text:p>
      <text:p text:style-name="Standard"><text:s text:c="8"/>Boolean drugiLogin = user2.equals(loginWpisanyPrzezUsera);</text:p>
      <text:p text:style-name="Standard"><text:s text:c="8"/>Boolean drugieHaslo = pass2.equals(hasloWpisanePrzezUsera);</text:p>
      <text:p text:style-name="Standard"><text:s text:c="8"/>Boolean drugiLoginIHaslo = drugiLogin &amp;&amp; drugieHaslo;</text:p>
      <text:p text:style-name="Standard"><text:s text:c="8"/></text:p>
      <text:p text:style-name="Standard"><text:s text:c="8"/>Boolean pierwszeLubDrugie = pierwszeHasloILogin || drugiLoginIHaslo;</text:p>
      <text:p text:style-name="Standard"><text:s text:c="8"/></text:p>
      <text:p text:style-name="Standard"><text:s text:c="8"/>// if ( (userName.equals(loginWpisanyPrzezUsera) &amp;&amp; pass.equals(hasloWpisanePrzezUsera)) || (user2.equals(loginWpisanyPrzezUsera) &amp;&amp; pass2.equals(hasloWpisanePrzezUsera))) {</text:p>
      <text:p text:style-name="Standard"><text:s text:c="8"/>if (pierwszeLubDrugie) {</text:p>
      <text:p text:style-name="Standard"><text:s text:c="12"/>System.out.println("Zalogowany jako: " + loginWpisanyPrzezUsera);</text:p>
      <text:p text:style-name="Standard"><text:s text:c="8"/>} else {</text:p>
      <text:p text:style-name="Standard"><text:s text:c="12"/>System.out.println("Błąd logowania");</text:p>
      <text:p text:style-name="Standard"><text:s text:c="8"/>}</text:p>
      <text:p text:style-name="Standard"><text:s text:c="8"/></text:p>
      <text:p text:style-name="Standard"><text:s text:c="8"/>Map&lt;String, String&gt; userMap = new HashMap&lt;String, String&gt;();</text:p>
      <text:p text:style-name="Standard"><text:s text:c="8"/>userMap.put("user1", "secret1");</text:p>
      <text:p text:style-name="Standard"><text:s text:c="8"/>userMap.put("user2", "secret2");</text:p>
      <text:p text:style-name="Standard"><text:s text:c="8"/>userMap.put("user3", "secret3");</text:p>
      <text:p text:style-name="Standard"><text:s text:c="8"/>userMap.put("user4", "secret4");</text:p>
      <text:p text:style-name="Standard"><text:s text:c="8"/>userMap.put("user5", "secret5");</text:p>
      <text:p text:style-name="Standard"><text:s text:c="8"/></text:p>
      <text:p text:style-name="Standard"><text:s text:c="8"/>if ( userMap.get(loginWpisanyPrzezUsera).equals(hasloWpisanePrzezUsera)) {</text:p>
      <text:p text:style-name="Standard"><text:s text:c="12"/>System.out.println("POPRAWNE HASŁO"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2:55:45.116278989</meta:creation-date>
    <dc:date>2018-10-12T15:21:51.722258558</dc:date>
    <meta:editing-duration>PT27M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125" meta:word-count="467" meta:character-count="5399" meta:non-whitespace-character-count="4054"/>
  </office:meta>
</office:document-meta>
</file>